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Fira Mono2" svg:font-family="'Fira Mono'" style:font-adornments="Regular" style:font-pitch="fixed"/>
    <style:font-face style:name="Liberation Mono" svg:font-family="'Liberation Mono', Cousine, 'DejaVu Sans Mono'" style:font-family-generic="modern" style:font-pitch="fixed"/>
    <style:font-face style:name="Fira Mono1" svg:font-family="'Fira Mono'" style:font-adornments="Regular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25cm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 style:parent-style-name="standard">
      <style:graphic-properties draw:stroke="none" draw:fill="none" fo:min-height="2.236cm"/>
    </style:style>
    <style:style style:name="gr4" style:family="graphic" style:parent-style-name="standard">
      <style:graphic-properties draw:stroke="none" draw:fill="none" fo:min-height="2.237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0.952cm" fo:min-width="2.682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0.85cm" fo:min-width="4.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 fo:min-height="1.45cm" fo:min-width="11.8cm"/>
    </style:style>
    <style:style style:name="gr11" style:family="graphic" style:parent-style-name="standard">
      <style:graphic-properties draw:stroke="solid" draw:fill="solid" draw:fill-color="#ffffcc" fo:min-height="1.5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812cm" fo:min-width="3.39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812cm" fo:min-width="3.39cm"/>
    </style:style>
    <style:style style:name="gr15" style:family="graphic" style:parent-style-name="standard">
      <style:graphic-properties draw:stroke="solid" draw:fill="solid" draw:fill-color="#ffffcc" fo:min-height="2.339cm"/>
    </style:style>
    <style:style style:name="P1" style:family="paragraph">
      <style:paragraph-properties fo:text-align="center"/>
      <style:text-properties style:font-name="Roboto Condensed"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="none"/>
      <style:paragraph-properties fo:text-align="center"/>
      <style:text-properties style:font-name="Roboto Condensed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end"/>
      <style:text-properties style:font-name="Roboto Condensed"/>
    </style:style>
    <style:style style:name="P4" style:family="paragraph">
      <loext:graphic-properties draw:fill="none"/>
      <style:paragraph-properties fo:text-align="end"/>
      <style:text-properties style:font-name="Roboto Condensed"/>
    </style:style>
    <style:style style:name="P5" style:family="paragraph">
      <style:paragraph-properties fo:text-align="justify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style:font-name="Fira Mono" fo:font-size="12pt" style:font-size-asian="12pt" style:font-size-complex="12pt"/>
    </style:style>
    <style:style style:name="P10" style:family="paragraph">
      <loext:graphic-properties draw:fill="solid" draw:fill-color="#ffffcc"/>
      <style:paragraph-properties fo:text-align="start"/>
      <style:text-properties style:font-name="Fira Mono"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cc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text-align="start"/>
      <style:text-properties style:font-name="Fira Mono" fo:font-size="9pt" style:font-name-asian="Liberation Mono" style:font-size-asian="9pt" style:font-name-complex="Liberation Mono" style:font-size-complex="9pt"/>
    </style:style>
    <style:style style:name="P18" style:family="paragraph">
      <loext:graphic-properties draw:fill="solid" draw:fill-color="#ffffcc"/>
      <style:paragraph-properties fo:text-align="start"/>
      <style:text-properties style:font-name="Fira Mono" fo:font-size="9pt" style:font-name-asian="Liberation Mono" style:font-size-asian="9pt" style:font-name-complex="Liberation Mono" style:font-size-complex="9pt"/>
    </style:style>
    <style:style style:name="T1" style:family="text">
      <style:text-properties style:font-name="Roboto Condensed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Fira Mono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Fira Mono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5cm" svg:height="2.901cm" svg:x="1.2cm" svg:y="1.299cm">
          <draw:text-box>
            <text:p text:style-name="P1"><text:span text:style-name="T1">Language agnostic lowering for a directive-based programming model</text:span></text:p>
          </draw:text-box>
        </draw:frame>
        <draw:frame draw:style-name="gr2" draw:text-style-name="P4" draw:layer="layout" svg:width="14.315cm" svg:height="1.741cm" svg:x="5.685cm" svg:y="4.4cm">
          <draw:text-box>
            <text:p text:style-name="P3">Raúl Peñacoba Veigas &lt;raul.penacoba@bsc.es&gt;</text:p>
            <text:p text:style-name="P3">Roger Ferrer Ibáñez &lt;roger.ferrer@bsc.es&gt;</text:p>
          </draw:text-box>
        </draw:frame>
        <draw:frame draw:style-name="gr3" draw:text-style-name="P6" draw:layer="layout" svg:width="19cm" svg:height="2.486cm" svg:x="1cm" svg:y="6.514cm">
          <draw:text-box>
            <text:p text:style-name="P5"><text:span text:style-name="T2">We want to lower a directive-based programming </text:span><text:span text:style-name="T2">model called OmpSs-2 to runtime calls, using </text:span><text:span text:style-name="T2">LLVM, without having to reimplement it for each </text:span><text:span text:style-name="T2">front-end language (C, C++, Fortran and others).</text:span></text:p>
          </draw:text-box>
        </draw:frame>
        <draw:frame draw:style-name="gr4" draw:text-style-name="P6" draw:layer="layout" svg:width="18.902cm" svg:height="2.487cm" svg:x="1.098cm" svg:y="8.7cm">
          <draw:text-box>
            <text:p text:style-name="P7"><text:span text:style-name="T2">One option is using the approach of </text:span><text:span text:style-name="T3">OpenMPIRBuilder</text:span><text:span text:style-name="T2"> but we want to preserve the </text:span><text:span text:style-name="T2">programming model concepts longer in the IR so we took inspiration in the </text:span><text:span text:style-name="T3">LLVMPar</text:span><text:span text:style-name="T2"> approach.</text:span></text:p>
          </draw:text-box>
        </draw:frame>
        <draw:custom-shape draw:style-name="gr5" draw:text-style-name="P8" xml:id="id1" draw:id="id1" draw:layer="layout" svg:width="5.4cm" svg:height="1.5cm" svg:x="1.687cm" svg:y="11.2cm">
          <text:p text:style-name="P8">C/C++/Fortran/...</text:p>
          <text:p text:style-name="P8">+ OmpSs-2 directives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4.5cm" svg:height="1.7cm" svg:x="8.2cm" svg:y="11.1cm">
          <text:p text:style-name="P8">Front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5.2cm" svg:height="1.1cm" svg:x="1.787cm" svg:y="12.9cm">
          <text:p text:style-name="P9"><text:span text:style-name="T4">#pragma oss task</text:span><text:span text:style-name="T4"><text:line-break/></text:span><text:span text:style-name="T4">{ … }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7.087cm" svg:y1="11.95cm" svg:x2="8.2cm" svg:y2="11.95cm" draw:start-shape="id1" draw:start-glue-point="1" draw:end-shape="id2" draw:end-glue-point="6" svg:d="M7087 11950h1113" svg:viewBox="0 0 1114 1">
          <text:p/>
        </draw:connector>
        <draw:custom-shape draw:style-name="gr5" draw:text-style-name="P8" xml:id="id3" draw:id="id3" draw:layer="layout" svg:width="5.4cm" svg:height="1.5cm" svg:x="1.687cm" svg:y="16.8cm">
          <text:p text:style-name="P8">LLVM IR with</text:p>
          <text:p text:style-name="P8">OmpSs-2 intrinsics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673cm" svg:height="0.996cm" svg:x="8.7cm" svg:y="13cm">
          <draw:text-box>
            <text:p>clang/f18/...</text:p>
          </draw:text-box>
        </draw:frame>
        <draw:connector draw:style-name="gr8" draw:text-style-name="P11" draw:layer="layout" draw:line-skew="0cm 1.6cm -0.199cm" svg:x1="12.7cm" svg:y1="11.95cm" svg:x2="1.687cm" svg:y2="17.55cm" draw:start-shape="id2" draw:start-glue-point="10" draw:end-shape="id3" draw:end-glue-point="3" svg:d="M12700 11950h501v4450h-12214v1150h700" svg:viewBox="0 0 12215 5601">
          <text:p/>
        </draw:connector>
        <draw:custom-shape draw:style-name="gr10" draw:text-style-name="P10" draw:layer="layout" svg:width="12.3cm" svg:height="1.7cm" svg:x="7.4cm" svg:y="16.7cm">
          <text:p text:style-name="P9"><text:span text:style-name="T4">%0 = call token @llvm.directive.region.entry()</text:span><text:span text:style-name="T4"><text:line-break/></text:span><text:span text:style-name="T4">…</text:span></text:p>
          <text:p text:style-name="P9"><text:span text:style-name="T4">call void @llvm.directive.region.exit(token %0)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5.2cm" svg:height="1.788cm" svg:x="1.787cm" svg:y="14.2cm">
          <draw:text-box>
            <text:p><text:span text:style-name="T4">!$OSS TASK</text:span><text:span text:style-name="T4"><text:line-break/></text:span><text:span text:style-name="T4"> …</text:span><text:span text:style-name="T4"><text:line-break/></text:span><text:span text:style-name="T4">!$OSS END TASK</text:span></text:p>
          </draw:text-box>
        </draw:frame>
        <draw:frame draw:style-name="gr12" draw:text-style-name="P15" draw:layer="layout" svg:width="12cm" svg:height="2.003cm" svg:x="7.4cm" svg:y="18.797cm">
          <draw:text-box>
            <text:p text:style-name="P14"><text:span text:style-name="T5">Disallows incorrect </text:span><text:span text:style-name="T5">forms that are not </text:span><text:span text:style-name="T5">possible in the model </text:span><text:span text:style-name="T5">(e.g. early exits of a </text:span><text:span text:style-name="T5">region, outer uses of </text:span><text:span text:style-name="T5">inner definitions, etc)</text:span></text:p>
          </draw:text-box>
        </draw:frame>
        <draw:connector draw:style-name="gr8" draw:text-style-name="P11" draw:layer="layout" draw:type="line" svg:x1="4.387cm" svg:y1="18.3cm" svg:x2="4.387cm" svg:y2="19.048cm" draw:start-shape="id3" draw:start-glue-point="2" draw:end-shape="id4" draw:end-glue-point="4" svg:d="M4387 18300v748" svg:viewBox="0 0 1 749">
          <text:p/>
        </draw:connector>
        <draw:frame draw:style-name="gr12" draw:text-style-name="P15" draw:layer="layout" svg:width="12cm" svg:height="0.996cm" svg:x="7.4cm" svg:y="21.452cm">
          <draw:text-box>
            <text:p text:style-name="P14"><text:span text:style-name="T5">Does the actual lowering </text:span><text:span text:style-name="T5">to the Nanos6 runtime </text:span><text:span text:style-name="T5">library</text:span></text:p>
          </draw:text-box>
        </draw:frame>
        <draw:connector draw:style-name="gr8" draw:text-style-name="P11" draw:layer="layout" draw:type="line" svg:x1="4.387cm" svg:y1="20.3cm" svg:x2="4.387cm" svg:y2="21.2cm" draw:end-shape="id5" draw:end-glue-point="4" svg:d="M4387 20300v900" svg:viewBox="0 0 1 901">
          <text:p/>
        </draw:connector>
        <draw:custom-shape draw:style-name="gr13" draw:text-style-name="P16" xml:id="id4" draw:id="id4" draw:layer="layout" svg:width="5.5cm" svg:height="1.5cm" svg:x="1.637cm" svg:y="19.048cm">
          <text:p text:style-name="P16">OmpSs-2 verif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5" draw:id="id5" draw:layer="layout" svg:width="5.5cm" svg:height="1.5cm" svg:x="1.637cm" svg:y="21.2cm">
          <text:p text:style-name="P16">OmpSs-2 low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5.4cm" svg:height="1.5cm" svg:x="1.687cm" svg:y="16.8cm">
          <text:p text:style-name="P8">LLVM IR with</text:p>
          <text:p text:style-name="P8">OmpSs-2 intrinsics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5.4cm" svg:height="1.5cm" svg:x="1.687cm" svg:y="23.455cm">
          <text:p text:style-name="P8">LLVM IR lowered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4.387cm" svg:y1="22.7cm" svg:x2="4.387cm" svg:y2="23.455cm" draw:start-shape="id5" draw:start-glue-point="8" draw:end-shape="id6" draw:end-glue-point="0" svg:d="M4387 22700v755" svg:viewBox="0 0 1 756">
          <text:p/>
        </draw:connector>
        <draw:frame draw:style-name="gr15" draw:text-style-name="P18" draw:layer="layout" svg:width="12.3cm" svg:height="2.589cm" svg:x="7.4cm" svg:y="22.911cm">
          <draw:text-box>
            <text:p text:style-name="P17"><text:span text:style-name="T6">call void </text:span><text:span text:style-name="T6">@nanos6_create_task(</text:span><text:span text:style-name="T6"><text:line-break/></text:span><text:span text:style-name="T6"> <text:s/>%nanos6_task_info_t* </text:span><text:span text:style-name="T6">@task_info_var_foo0, </text:span><text:span text:style-name="T6"><text:line-break/></text:span><text:span text:style-name="T6"> <text:s/></text:span><text:span text:style-name="T6">%nanos6_task_invocation_in</text:span><text:span text:style-name="T6">fo_t* </text:span><text:span text:style-name="T6">@task_invocation_info_foo0</text:span><text:span text:style-name="T6">,</text:span><text:span text:style-name="T6"><text:line-break/></text:span><text:span text:style-name="T6"> <text:s/>i64 16, i8** %tmp4, i8** </text:span><text:span text:style-name="T6">%tmp5, i64 0, i64 0)</text:span></text:p>
            <text:p text:style-name="P17"><text:span text:style-name="T6">…</text:span></text:p>
            <text:p text:style-name="P17"><text:span text:style-name="T6">call void </text:span><text:span text:style-name="T6">@nanos6_submit_task(i8* </text:span><text:span text:style-name="T6">%tmp10), !dbg !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fixed"/>
    <style:font-face style:name="Fira Mono2" svg:font-family="'Fira Mono'" style:font-adornments="Regular" style:font-pitch="fixed"/>
    <style:font-face style:name="Liberation Mono" svg:font-family="'Liberation Mono', Cousine, 'DejaVu Sans Mono'" style:font-family-generic="modern" style:font-pitch="fixed"/>
    <style:font-face style:name="Fira Mono1" svg:font-family="'Fira Mono'" style:font-adornments="Regular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oboto Condensed1" fo:font-family="'Roboto Condensed'" style:font-style-name="Regular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7:00:27.245386269</meta:creation-date>
    <meta:generator>LibreOffice/6.1.5.2$Linux_X86_64 LibreOffice_project/10$Build-2</meta:generator>
    <dc:date>2019-12-16T18:08:28.455856190</dc:date>
    <meta:editing-duration>PT57M49S</meta:editing-duration>
    <meta:editing-cycles>8</meta:editing-cycles>
    <meta:document-statistic meta:object-count="23"/>
  </office:meta>
</office:document-meta>
</file>